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de" fo:country="CH" fo:font-weight="normal" style:font-size-asian="12pt" style:font-weight-asian="normal" style:font-size-complex="12pt" style:font-weight-complex="normal"/>
    </style:style>
    <style:style style:name="T6" style:family="text">
      <style:text-properties fo:language="de" fo:country="DE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language="de" fo:country="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Dokumentation 13.10.2016<text:line-break/><text:line-break/><text:line-break/><text:line-break/></text:span><text:span text:style-name="T3">Im Rahmen </text:span><text:span text:style-name="T1">der WBA1 </text:span><text:span text:style-name="T3">Veranstaltung</text:span><text:span text:style-name="T1"> </text:span><text:span text:style-name="T3">im</text:span><text:span text:style-name="T1"> </text:span><text:span text:style-name="T3">Wintersemester</text:span><text:span text:style-name="T1"> 2016/2017, </text:span><text:span text:style-name="T3">soll</text:span><text:span text:style-name="T1"> innerhalb </text:span><text:span text:style-name="T3">von</text:span><text:span text:style-name="T1"> 7 </text:span><text:span text:style-name="T3">Wochen</text:span><text:span text:style-name="T1"> </text:span><text:span text:style-name="T3">ein</text:span><text:span text:style-name="T1"> </text:span><text:span text:style-name="T3">Fußballquiz</text:span><text:span text:style-name="T1"> realisiert </text:span><text:span text:style-name="T3">werden.</text:span><text:span text:style-name="T1"> Nach </text:span><text:span text:style-name="T3">einem</text:span><text:span text:style-name="T1"> </text:span><text:span text:style-name="T3">Einführungstag</text:span><text:span text:style-name="T1"> soll nun mit </text:span><text:span text:style-name="T3">der</text:span><text:span text:style-name="T1"> </text:span><text:span text:style-name="T3">Konzeption</text:span><text:span text:style-name="T1"> und Ideenfindungsphase </text:span><text:span text:style-name="T3">innerhalb</text:span><text:span text:style-name="T1"> der einzelnen Gruppen </text:span><text:span text:style-name="T3">begonnen</text:span><text:span text:style-name="T1"> </text:span><text:span text:style-name="T3">werden.</text:span><text:span text:style-name="T1"> </text:span><text:span text:style-name="T3">Auf Grund</text:span><text:span text:style-name="T1"> </text:span><text:span text:style-name="T3">der</text:span><text:span text:style-name="T1"> </text:span><text:span text:style-name="T3">sich</text:span><text:span text:style-name="T1"> stark diversifizierenden Erfahrungslevel </text:span><text:span text:style-name="T3">der</text:span><text:span text:style-name="T1"> </text:span><text:span text:style-name="T3">einzelnen</text:span><text:span text:style-name="T1"> Gruppen müssen </text:span><text:span text:style-name="T3">alle</text:span><text:span text:style-name="T1"> </text:span><text:span text:style-name="T3">erst einmal</text:span><text:span text:style-name="T1"> </text:span><text:span text:style-name="T3">beginn</text:span><text:span text:style-name="T1">en sich </text:span><text:span text:style-name="T3">mit</text:span><text:span text:style-name="T1"> dem Thema </text:span><text:span text:style-name="T3">und</text:span><text:span text:style-name="T1"> dafür </text:span><text:span text:style-name="T3">erforderlichen</text:span><text:span text:style-name="T1"> Werkzeugen </text:span><text:span text:style-name="T3">bekannt</text:span><text:span text:style-name="T1"> zu </text:span><text:span text:style-name="T3">machen.<text:line-break/><text:line-break/><text:line-break/>Abseits vom</text:span><text:span text:style-name="T1"> </text:span><text:span text:style-name="T3">Fortschritt</text:span><text:span text:style-name="T1"> der </text:span><text:span text:style-name="T3">individuellen</text:span><text:span text:style-name="T1"> Gruppen </text:span><text:span text:style-name="T3">wurden</text:span><text:span text:style-name="T1"> die ersten Basis Workshops zu HTML und CSS </text:span><text:span text:style-name="T3">abgehalten</text:span><text:span text:style-name="T1">, die </text:span><text:span text:style-name="T3">Grundvoraussetzung</text:span><text:span text:style-name="T1"> </text:span><text:span text:style-name="T3">für</text:span><text:span text:style-name="T1"> das </text:span><text:span text:style-name="T3">arbeiten</text:span><text:span text:style-name="T1"> an den </text:span><text:span text:style-name="T3">Projekten</text:span><text:span text:style-name="T1"> </text:span><text:span text:style-name="T5">sind.</text:span><text:span text:style-name="T1"><text:line-break/><text:line-break/><text:line-break/></text:span><text:span text:style-name="T9">Team fortschritte</text:span><text:span text:style-name="T10">:<text:line-break/><text:line-break/></text:span><text:span text:style-name="T2">Support-team:<text:line-break/><text:line-break/> </text:span><text:span text:style-name="T3">Das</text:span><text:span text:style-name="T1"> Support-team </text:span><text:span text:style-name="T3">befasst</text:span><text:span text:style-name="T1"> sich mit </text:span><text:span text:style-name="T3">allerlei</text:span><text:span text:style-name="T1"> </text:span><text:span text:style-name="T3">belangen</text:span><text:span text:style-name="T1"> der </text:span><text:span text:style-name="T3">einzelnen</text:span><text:span text:style-name="T1"> Teams und versucht immer dort zu helfen, wo Hilfe benötigt </text:span><text:span text:style-name="T3">wird</text:span><text:span text:style-name="T1">, und </text:span><text:span text:style-name="T3">versuchte</text:span><text:span text:style-name="T1"> an </text:span><text:span text:style-name="T3">diesem</text:span><text:span text:style-name="T1"> Tag so </text:span><text:span text:style-name="T3">hilfreich</text:span><text:span text:style-name="T1"> </text:span><text:span text:style-name="T3">wie</text:span><text:span text:style-name="T1"> </text:span><text:span text:style-name="T3">möglich</text:span><text:span text:style-name="T1"> zu </text:span><text:span text:style-name="T3">sein.</text:span><text:span text:style-name="T1"> </text:span><text:span text:style-name="T3">Bemängelt</text:span><text:span text:style-name="T1"> </text:span><text:span text:style-name="T3">jedoch</text:span><text:span text:style-name="T1"> </text:span><text:span text:style-name="T3">noch</text:span><text:span text:style-name="T1"> </text:span><text:span text:style-name="T3">das</text:span><text:span text:style-name="T1"> nötige engagement der einzelnen Team und </text:span><text:span text:style-name="T3">möchte</text:span><text:span text:style-name="T1"> daran </text:span><text:span text:style-name="T3">als</text:span><text:span text:style-name="T1"> </text:span><text:span text:style-name="T3">nächstes</text:span><text:span text:style-name="T1"> </text:span><text:span text:style-name="T3">ansetzen.<text:line-break/><text:line-break/></text:span><text:span text:style-name="T4">Usability</text:span><text:span text:style-name="T2">:<text:line-break/><text:line-break/> </text:span><text:span text:style-name="T3">Das</text:span><text:span text:style-name="T1"> Usability team kümmert sich um die Benutzerfreundlichkeit des Systems und war zuerst nun </text:span><text:span text:style-name="T3">gefragt</text:span><text:span text:style-name="T1"> Ideen zu finden für Verbesserungsmöglichkeiten und mögliche Umständlichkeiten </text:span><text:span text:style-name="T3">für</text:span><text:span text:style-name="T1"> den User zu </text:span><text:span text:style-name="T3">vermeiden.<text:line-break/><text:line-break/></text:span><text:span text:style-name="T4">Datenstruktur</text:span><text:span text:style-name="T4">, Logik</text:span><text:span text:style-name="T2">, Ablauf:</text:span><text:span text:style-name="T1"><text:line-break/><text:line-break/> </text:span><text:span text:style-name="T3">Das</text:span><text:span text:style-name="T1"> Datenstruktur-Team </text:span><text:span text:style-name="T3">befasst</text:span><text:span text:style-name="T1"> sich in erster Linie mit dem Programmablauf und </text:span><text:span text:style-name="T3">versuchte</text:span><text:span text:style-name="T1"> sich </text:span><text:span text:style-name="T3">zunächst</text:span><text:span text:style-name="T1"> vertrauter mit </text:span><text:span text:style-name="T3">Javascript</text:span><text:span text:style-name="T1"> zu </text:span><text:span text:style-name="T3">machen</text:span><text:span text:style-name="T1"> und ein </text:span><text:span text:style-name="T3">Verständnis</text:span><text:span text:style-name="T1"> für Jason-Dateien zu </text:span><text:span text:style-name="T3">bekommen.</text:span><text:span text:style-name="T1"><text:line-break/><text:line-break/></text:span><text:span text:style-name="T2">Content, </text:span><text:span text:style-name="T4">Graphik</text:span><text:span text:style-name="T2">, Assets:</text:span><text:span text:style-name="T1"><text:line-break/><text:line-break/> Das Assets-team </text:span><text:span text:style-name="T3">befasst</text:span><text:span text:style-name="T1"> sich mit dem erstellen und </text:span><text:span text:style-name="T3">vereinheitlichen</text:span><text:span text:style-name="T1"> </text:span><text:span text:style-name="T3">unserer</text:span><text:span text:style-name="T1"> </text:span><text:span text:style-name="T3">Graphischen</text:span><text:span text:style-name="T1"> </text:span><text:span text:style-name="T3">Elementen.</text:span><text:span text:style-name="T1"> </text:span><text:span text:style-name="T3">Und</text:span><text:span text:style-name="T1"> hat </text:span><text:span text:style-name="T3">diese</text:span><text:span text:style-name="T1"> Woche </text:span><text:span text:style-name="T3">nach</text:span><text:span text:style-name="T1"> </text:span><text:span text:style-name="T3">Möglichkeiten</text:span><text:span text:style-name="T1"> für die </text:span><text:span text:style-name="T3">Vereinheitlichung</text:span><text:span text:style-name="T1"> </text:span><text:span text:style-name="T3">gesucht.</text:span><text:span text:style-name="T1"><text:line-break/><text:line-break/></text:span><text:span text:style-name="T2">HTML/CSS Start-screen:</text:span><text:span text:style-name="T1"><text:line-break/><text:line-break/> </text:span><text:span text:style-name="T3">Das</text:span><text:span text:style-name="T1"> Start-screen-Team </text:span><text:span text:style-name="T1">kümmert sich</text:span><text:span text:style-name="T1"> um die HTML und CSS </text:span><text:span text:style-name="T3">Umsetzung</text:span><text:span text:style-name="T1"> des Stat-screen. </text:span><text:span text:style-name="T3">Mit </text:span><text:span text:style-name="T1">wenig </text:span><text:span text:style-name="T1">Erfahrung</text:span><text:span text:style-name="T1"> in </text:span><text:span text:style-name="T3">diesem</text:span><text:span text:style-name="T1"> </text:span><text:span text:style-name="T3">Bereich</text:span><text:span text:style-name="T1"> mussten </text:span><text:span text:style-name="T3">sie</text:span><text:span text:style-name="T1"> sich </text:span><text:span text:style-name="T3">erst einmal</text:span><text:span text:style-name="T1"> mit den Basics </text:span><text:span text:style-name="T3">auseinander</text:span><text:span text:style-name="T1"> </text:span><text:span text:style-name="T3">setzen.<text:line-break/><text:line-break/></text:span><text:span text:style-name="T2">HTML/CSS Quizrunde:</text:span><text:span text:style-name="T1"><text:line-break/><text:line-break/> </text:span><text:span text:style-name="T3">Das</text:span><text:span text:style-name="T1"> Quizrunde-Team kümmert sich um die HTML und CSS </text:span><text:span text:style-name="T3">Umsetzung</text:span><text:span text:style-name="T1"> der Quizrunde. Mit wenig Erfahrung in </text:span><text:span text:style-name="T3">diesem</text:span><text:span text:style-name="T1"> </text:span><text:span text:style-name="T3">Bereich</text:span><text:span text:style-name="T1"> </text:span><text:span text:style-name="T3">mussten</text:span><text:span text:style-name="T1"> </text:span><text:span text:style-name="T1">sie</text:span><text:span text:style-name="T1"> sich </text:span><text:span text:style-name="T3">erst einmal</text:span><text:span text:style-name="T1"> mit den Basics </text:span><text:span text:style-name="T3">auseinander</text:span><text:span text:style-name="T1"> </text:span><text:span text:style-name="T3">setzen.</text:span><text:span text:style-name="T1"><text:line-break/><text:line-break/><text:line-break/></text:span><text:soft-page-break/><text:span text:style-name="T2">HTML/CSS Highscoreliste:</text:span><text:span text:style-name="T1"><text:line-break/><text:line-break/> </text:span><text:span text:style-name="T3">Das</text:span><text:span text:style-name="T1"> Highscore-Team kümmert sich um die HTML und CSS </text:span><text:span text:style-name="T3">Umsetzung</text:span><text:span text:style-name="T1"> des Highscore-screens. </text:span><text:span text:style-name="T3">Mit </text:span><text:span text:style-name="T1">wenig Erfahrung in </text:span><text:span text:style-name="T3">diesem</text:span><text:span text:style-name="T1"> </text:span><text:span text:style-name="T3">Bereich</text:span><text:span text:style-name="T1"> mussten </text:span><text:span text:style-name="T3">sie</text:span><text:span text:style-name="T1"> sich </text:span><text:span text:style-name="T3">erst einmal</text:span><text:span text:style-name="T1"> mit den Basics </text:span><text:span text:style-name="T3">auseinander</text:span><text:span text:style-name="T1"> </text:span><text:span text:style-name="T3">setzen. Nächster Schritt ist für sie das HTML-Grundgerüst fertig zu stellen und es zu verstehen.<text:line-break/><text:line-break/></text:span><text:span text:style-name="T2">HTML/CSS </text:span><text:span text:style-name="T4">Übergreifend</text:span><text:span text:style-name="T2"> &amp; Zusammenführung:</text:span><text:span text:style-name="T1"><text:line-break/><text:line-break/> </text:span><text:span text:style-name="T3">Das</text:span><text:span text:style-name="T1"> </text:span><text:span text:style-name="T3">Zusammenführungs-Team</text:span><text:span text:style-name="T1"> ist dafür verantwortlich ein Zusammenhängendes fertiges </text:span><text:span text:style-name="T3">Programm</text:span><text:span text:style-name="T1"> </text:span><text:span text:style-name="T3">zusammenzuführen.</text:span><text:span text:style-name="T1"> Sie </text:span><text:span text:style-name="T3">haben</text:span><text:span text:style-name="T1"> anfänglich </text:span><text:span text:style-name="T3">weniger</text:span><text:span text:style-name="T1"> zu erledigen und </text:span><text:span text:style-name="T3">versuchen</text:span><text:span text:style-name="T1"> </text:span><text:span text:style-name="T3">anderen</text:span><text:span text:style-name="T1"> Gruppen die mit HTML/CSS </text:span><text:span text:style-name="T3">arbeiten</text:span><text:span text:style-name="T1"> zu helfen und </text:span><text:span text:style-name="T3">achten</text:span><text:span text:style-name="T1"> darauf das alle mit gleichen </text:span><text:span text:style-name="T3">Variablen</text:span><text:span text:style-name="T1"> </text:span><text:span text:style-name="T3">arbeiten.</text:span><text:span text:style-name="T1"><text:line-break/><text:line-break/></text:span><text:span text:style-name="T2">HTML/CSS Quizübersicht:</text:span><text:span text:style-name="T1"><text:line-break/><text:line-break/> </text:span><text:span text:style-name="T3">Das</text:span><text:span text:style-name="T1"> Quizübersicht-Team kümmert sich um die HTML und CSS </text:span><text:span text:style-name="T3">Umsetzung</text:span><text:span text:style-name="T1"> der Quizübersicht. Mit </text:span><text:span text:style-name="T3">wenig</text:span><text:span text:style-name="T1"> </text:span><text:span text:style-name="T3">Erfahrung</text:span><text:span text:style-name="T1"> in </text:span><text:span text:style-name="T3">diesem</text:span><text:span text:style-name="T3"> </text:span><text:span text:style-name="T3">Bereich</text:span><text:span text:style-name="T1"> </text:span><text:span text:style-name="T5">mussten</text:span><text:span text:style-name="T1"> </text:span><text:span text:style-name="T3">sie</text:span><text:span text:style-name="T1"> sich </text:span><text:span text:style-name="T3">erst einmal</text:span><text:span text:style-name="T1"> mit den Basics </text:span><text:span text:style-name="T3">auseinander</text:span><text:span text:style-name="T1"> </text:span><text:span text:style-name="T3">setzen, </text:span><text:span text:style-name="T1">hab</text:span><text:span text:style-name="T1">en</text:span><text:span text:style-name="T1"> allerdings schon Pläne zum </text:span><text:span text:style-name="T3">strukturellem</text:span><text:span text:style-name="T1"> </text:span><text:span text:style-name="T3">Aufbau.</text:span><text:span text:style-name="T1"><text:line-break/><text:line-break/>HTML/CSS Rahmen, Navigation:<text:line-break/><text:line-break/> </text:span><text:span text:style-name="T3">Das</text:span><text:span text:style-name="T1"> </text:span><text:span text:style-name="T3">Navigations-Team</text:span><text:span text:style-name="T1"> kümmert sich um die HTML und CSS </text:span><text:span text:style-name="T3">Umsetzung de</text:span><text:span text:style-name="T1">r Navigation.<text:line-break/></text:span><text:span text:style-name="T3">Sie </text:span><text:span text:style-name="T1">erstellen </text:span><text:span text:style-name="T3">eine</text:span><text:span text:style-name="T1"> anfängliche Desktop version und </text:span><text:span text:style-name="T3">versuchen</text:span><text:span text:style-name="T1"> </text:span><text:span text:style-name="T3">Designschwächen</text:span><text:span text:style-name="T1"> zu erkennen, die sie </text:span><text:span text:style-name="T3">beim</text:span><text:span text:style-name="T1"> nächsten Termin </text:span><text:span text:style-name="T3">angreifen</text:span><text:span text:style-name="T1"> </text:span><text:span text:style-name="T3">wol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ＭＳ Ｐ明朝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Arial Unicode MS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4:27:51.58</meta:creation-date>
    <dc:date>2016-10-23T17:23:19.20</dc:date>
    <meta:editing-duration>PT2H55M10S</meta:editing-duration>
    <meta:editing-cycles>24</meta:editing-cycles>
    <meta:generator>OpenOffice.org/3.4.1$Win32 OpenOffice.org_project/341m1$Build-9593</meta:generator>
    <meta:document-statistic meta:table-count="0" meta:image-count="0" meta:object-count="0" meta:page-count="2" meta:paragraph-count="1" meta:word-count="431" meta:character-count="3179"/>
  </office:meta>
</office:document-meta>
</file>